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3pt" fo:font-weight="bold" style:font-size-asian="13pt" style:font-weight-asian="bold" style:font-name-complex="Calibri1" style:font-size-complex="13pt"/>
    </style:style>
    <style:style style:name="P3" style:family="paragraph" style:parent-style-name="Standard">
      <style:paragraph-properties fo:text-align="justify" style:justify-single-word="false"/>
      <style:text-properties fo:font-size="12pt" style:font-size-asian="12pt" style:font-name-complex="Calibri1" style:font-size-complex="13pt"/>
    </style:style>
    <style:style style:name="P4" style:family="paragraph" style:parent-style-name="Standard">
      <style:paragraph-properties fo:text-align="justify" style:justify-single-word="false"/>
      <style:text-properties fo:font-size="12pt" style:font-size-asian="12pt" style:font-name-complex="Calibri1" style:font-size-complex="14pt"/>
    </style:style>
    <style:style style:name="P5" style:family="paragraph" style:parent-style-name="Standard">
      <style:paragraph-properties fo:text-align="justify" style:justify-single-word="false"/>
      <style:text-properties fo:font-size="12pt" style:font-size-asian="12pt" style:font-name-complex="Calibri1" style:font-size-complex="12pt"/>
    </style:style>
    <style:style style:name="P6" style:family="paragraph" style:parent-style-name="Standard">
      <style:paragraph-properties fo:text-align="justify" style:justify-single-word="false"/>
      <style:text-properties fo:font-size="12pt" style:font-size-asian="12pt" style:font-name-complex="Calibri1" style:font-size-complex="12pt" style:font-style-complex="italic"/>
    </style:style>
    <style:style style:name="P7" style:family="paragraph" style:parent-style-name="Standard">
      <style:paragraph-properties fo:text-align="justify" style:justify-single-word="false"/>
      <style:text-properties fo:font-size="12pt" officeooo:rsid="000030e7" officeooo:paragraph-rsid="000030e7" style:font-size-asian="12pt" style:font-name-complex="Calibri1" style:font-size-complex="12pt"/>
    </style:style>
    <style:style style:name="P8" style:family="paragraph" style:parent-style-name="Standard">
      <style:paragraph-properties fo:text-align="justify" style:justify-single-word="false"/>
      <style:text-properties fo:font-size="14pt" fo:font-weight="bold" style:font-size-asian="14pt" style:font-weight-asian="bold" style:font-name-complex="Calibri1" style:font-size-complex="13pt" style:font-weight-complex="bold"/>
    </style:style>
    <style:style style:name="P9" style:family="paragraph" style:parent-style-name="Default">
      <style:text-properties style:font-name="Calibri" style:font-name-complex="Calibri1"/>
    </style:style>
    <style:style style:name="P10" style:family="paragraph" style:parent-style-name="Default">
      <style:paragraph-properties fo:text-align="justify" style:justify-single-word="false"/>
      <style:text-properties style:font-name="Calibri" style:font-name-complex="Calibri1"/>
    </style:style>
    <style:style style:name="P11" style:family="paragraph" style:parent-style-name="Default">
      <style:paragraph-properties fo:text-align="justify" style:justify-single-word="false"/>
      <style:text-properties style:font-name="Calibri" style:font-name-complex="Calibri1" style:font-size-complex="14pt"/>
    </style:style>
    <style:style style:name="P12" style:family="paragraph" style:parent-style-name="Default">
      <style:paragraph-properties fo:text-align="justify" style:justify-single-word="false"/>
      <style:text-properties style:font-name="Calibri" fo:font-size="13pt" fo:font-weight="bold" style:font-size-asian="13pt" style:font-weight-asian="bold" style:font-name-complex="Calibri1" style:font-size-complex="13pt"/>
    </style:style>
    <style:style style:name="P13" style:family="paragraph" style:parent-style-name="Standard">
      <style:paragraph-properties fo:margin-top="0cm" fo:margin-bottom="0cm" loext:contextual-spacing="false" fo:line-height="100%"/>
      <style:text-properties fo:font-size="13pt" fo:font-weight="bold" style:font-size-asian="13pt" style:font-weight-asian="bold" style:font-name-complex="Calibri1" style:font-size-complex="13pt"/>
    </style:style>
    <style:style style:name="P14" style:family="paragraph" style:parent-style-name="List_20_Paragraph">
      <style:paragraph-properties fo:margin-left="1.635cm" fo:margin-right="0cm" fo:text-indent="0cm" style:auto-text-indent="false"/>
      <style:text-properties fo:font-size="12pt" style:font-size-asian="12pt" style:font-name-complex="Calibri1" style:font-size-complex="12pt"/>
    </style:style>
    <style:style style:name="P15" style:family="paragraph" style:parent-style-name="Standard" style:list-style-name="WWNum8">
      <style:paragraph-properties fo:text-align="justify" style:justify-single-word="false"/>
    </style:style>
    <style:style style:name="P16" style:family="paragraph" style:parent-style-name="Standard">
      <style:paragraph-properties fo:text-align="justify" style:justify-single-word="false"/>
      <style:text-properties fo:color="#000000" fo:font-size="12pt" style:font-size-asian="12pt" style:font-name-complex="Calibri1"/>
    </style:style>
    <style:style style:name="P17" style:family="paragraph" style:parent-style-name="Standard" style:list-style-name="WWNum8">
      <style:paragraph-properties fo:text-align="justify" style:justify-single-word="false"/>
      <style:text-properties fo:color="#000000" fo:font-size="12pt" officeooo:rsid="000030e7" officeooo:paragraph-rsid="000030e7" style:font-size-asian="12pt" style:font-name-complex="Calibri1"/>
    </style:style>
    <style:style style:name="P18" style:family="paragraph" style:parent-style-name="Standard">
      <style:paragraph-properties fo:text-align="justify" style:justify-single-word="false"/>
      <style:text-properties fo:color="#000000" fo:font-size="12pt" officeooo:rsid="000030e7" officeooo:paragraph-rsid="000030e7" style:font-size-asian="12pt" style:font-name-complex="Calibri1"/>
    </style:style>
    <style:style style:name="P19" style:family="paragraph" style:parent-style-name="Standard">
      <style:paragraph-properties fo:text-align="justify" style:justify-single-word="false"/>
      <style:text-properties fo:color="#000000" fo:font-size="12pt" fo:font-weight="normal" officeooo:rsid="000030e7" officeooo:paragraph-rsid="000030e7" style:font-size-asian="12pt" style:font-weight-asian="normal" style:font-name-complex="Calibri1" style:font-weight-complex="normal"/>
    </style:style>
    <style:style style:name="P20" style:family="paragraph" style:parent-style-name="Standard" style:list-style-name="WWNum8">
      <style:paragraph-properties fo:text-align="justify" style:justify-single-word="false"/>
      <style:text-properties officeooo:rsid="000030e7" officeooo:paragraph-rsid="000030e7"/>
    </style:style>
    <style:style style:name="P21" style:family="paragraph" style:parent-style-name="Standard" style:list-style-name="WWNum8">
      <style:paragraph-properties fo:text-align="justify" style:justify-single-word="false"/>
      <style:text-properties fo:font-weight="bold" officeooo:rsid="000030e7" officeooo:paragraph-rsid="000030e7" style:font-weight-asian="bold" style:font-weight-complex="bold"/>
    </style:style>
    <style:style style:name="P22" style:family="paragraph" style:parent-style-name="Standard" style:list-style-name="WWNum9">
      <style:paragraph-properties fo:text-align="justify" style:justify-single-word="false"/>
      <style:text-properties fo:font-size="12pt" style:font-size-asian="12pt" style:font-name-complex="Calibri1" style:font-size-complex="14pt"/>
    </style:style>
    <style:style style:name="P23" style:family="paragraph" style:parent-style-name="Standard">
      <style:text-properties fo:font-size="12pt" style:font-size-asian="12pt" style:font-name-complex="Calibri1" style:font-size-complex="12pt"/>
    </style:style>
    <style:style style:name="P24" style:family="paragraph" style:parent-style-name="Standard">
      <style:paragraph-properties fo:text-align="justify" style:justify-single-word="false"/>
      <style:text-properties fo:font-size="12pt" style:font-size-asian="12pt" style:font-name-complex="Calibri1" style:font-size-complex="12pt"/>
    </style:style>
    <style:style style:name="P25" style:family="paragraph" style:parent-style-name="Standard">
      <style:paragraph-properties fo:text-align="justify" style:justify-single-word="false"/>
      <style:text-properties fo:font-size="12pt" fo:font-weight="bold" style:font-size-asian="12pt" style:font-weight-asian="bold" style:font-name-complex="Calibri1" style:font-size-complex="12pt"/>
    </style:style>
    <style:style style:name="P26" style:family="paragraph" style:parent-style-name="Standard">
      <style:paragraph-properties fo:text-align="justify" style:justify-single-word="false"/>
      <style:text-properties fo:font-size="13pt" fo:font-weight="bold" style:font-size-asian="13pt" style:font-weight-asian="bold" style:font-name-complex="Calibri1" style:font-size-complex="13pt" style:font-weight-complex="bold"/>
    </style:style>
    <style:style style:name="P27" style:family="paragraph" style:parent-style-name="Standard">
      <style:paragraph-properties fo:text-align="center" style:justify-single-word="false"/>
      <style:text-properties fo:font-size="13pt" fo:font-weight="bold" style:font-size-asian="13pt" style:font-weight-asian="bold" style:font-name-complex="Calibri1" style:font-size-complex="13pt" style:font-weight-complex="bold"/>
    </style:style>
    <style:style style:name="P28" style:family="paragraph" style:parent-style-name="Standard">
      <style:paragraph-properties fo:margin-left="1.635cm" fo:margin-right="0cm" fo:text-indent="0cm" style:auto-text-indent="false"/>
      <style:text-properties fo:font-size="12pt" style:font-size-asian="12pt" style:font-name-complex="Calibri1" style:font-size-complex="12pt"/>
    </style:style>
    <style:style style:name="P29" style:family="paragraph" style:parent-style-name="List_20_Paragraph" style:list-style-name="WWNum8">
      <style:paragraph-properties fo:text-align="justify" style:justify-single-word="false"/>
    </style:style>
    <style:style style:name="P30" style:family="paragraph" style:parent-style-name="List_20_Paragraph" style:list-style-name="WWNum10">
      <style:paragraph-properties fo:text-align="justify" style:justify-single-word="false"/>
    </style:style>
    <style:style style:name="P31" style:family="paragraph" style:parent-style-name="List_20_Paragraph">
      <style:paragraph-properties fo:text-align="justify" style:justify-single-word="false"/>
      <style:text-properties fo:color="#000000" fo:font-size="12pt" style:font-size-asian="12pt" style:font-name-complex="Calibri1"/>
    </style:style>
    <style:style style:name="P32" style:family="paragraph" style:parent-style-name="List_20_Paragraph" style:list-style-name="WWNum9">
      <style:paragraph-properties fo:text-align="justify" style:justify-single-word="false"/>
      <style:text-properties fo:font-size="12pt" style:font-size-asian="12pt" style:font-name-complex="Calibri1" style:font-size-complex="14pt"/>
    </style:style>
    <style:style style:name="P33" style:family="paragraph" style:parent-style-name="List_20_Paragraph" style:list-style-name="WWNum10">
      <style:paragraph-properties fo:text-align="justify" style:justify-single-word="false"/>
      <style:text-properties fo:font-size="12pt" fo:font-weight="bold" style:font-size-asian="12pt" style:font-weight-asian="bold" style:font-name-complex="Calibri1" style:font-size-complex="12pt"/>
    </style:style>
    <style:style style:name="P34" style:family="paragraph" style:parent-style-name="List_20_Paragraph" style:list-style-name="WWNum13">
      <style:text-properties fo:font-size="12pt" fo:font-weight="bold" style:font-size-asian="12pt" style:font-weight-asian="bold" style:font-name-complex="Calibri1" style:font-size-complex="12pt"/>
    </style:style>
    <style:style style:name="P35" style:family="paragraph" style:parent-style-name="List_20_Paragraph">
      <style:paragraph-properties fo:margin-left="1.635cm" fo:margin-right="0cm" fo:text-indent="0cm" style:auto-text-indent="false"/>
      <style:text-properties fo:font-size="12pt" style:font-size-asian="12pt" style:font-name-complex="Calibri1" style:font-size-complex="12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name-complex="Calibri1" style:font-size-complex="12pt" style:font-style-complex="italic"/>
    </style:style>
    <style:style style:name="T3" style:family="text">
      <style:text-properties fo:font-size="12pt" officeooo:rsid="000030e7" style:font-size-asian="12pt"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fo:font-size="12pt" fo:font-weight="bold" style:font-size-asian="12pt" style:font-weight-asian="bold" style:font-name-complex="Calibri1" style:font-size-complex="12pt" style:font-style-complex="italic"/>
    </style:style>
    <style:style style:name="T6" style:family="text">
      <style:text-properties fo:font-size="12pt" fo:font-weight="bold" officeooo:rsid="000030e7" style:font-size-asian="12pt" style:font-weight-asian="bold" style:font-name-complex="Calibri1" style:font-size-complex="12pt"/>
    </style:style>
    <style:style style:name="T7" style:family="text">
      <style:text-properties fo:font-size="12pt" fo:font-weight="bold" style:font-size-asian="12pt" style:font-weight-asian="bold" style:font-name-complex="Calibri1" style:font-size-complex="13pt"/>
    </style:style>
    <style:style style:name="T8" style:family="text">
      <style:text-properties fo:font-size="12pt" fo:font-style="italic" style:font-size-asian="12pt" style:font-style-asian="italic" style:font-name-complex="Calibri1" style:font-size-complex="12pt" style:font-style-complex="italic"/>
    </style:style>
    <style:style style:name="T9" style:family="text">
      <style:text-properties fo:font-size="12pt" fo:font-weight="normal" officeooo:rsid="000030e7" style:font-size-asian="12pt" style:font-weight-asian="normal" style:font-name-complex="Calibri1" style:font-size-complex="12pt" style:font-weight-complex="normal"/>
    </style:style>
    <style:style style:name="T10" style:family="text">
      <style:text-properties officeooo:rsid="000030e7"/>
    </style:style>
    <style:style style:name="T11" style:family="text">
      <style:text-properties fo:color="#000000" fo:font-size="12pt" fo:font-weight="bold" style:font-size-asian="12pt" style:font-weight-asian="bold" style:font-name-complex="Calibri1"/>
    </style:style>
    <style:style style:name="T12" style:family="text">
      <style:text-properties fo:color="#000000" fo:font-size="12pt" fo:font-weight="bold" style:font-size-asian="12pt" style:font-weight-asian="bold" style:font-name-complex="Calibri1" style:font-weight-complex="bold"/>
    </style:style>
    <style:style style:name="T13" style:family="text">
      <style:text-properties fo:color="#000000" fo:font-size="12pt" style:font-size-asian="12pt" style:font-name-complex="Calibri1"/>
    </style:style>
    <style:style style:name="T14" style:family="text">
      <style:text-properties fo:color="#000000" fo:font-size="12pt" officeooo:rsid="000030e7" style:font-size-asian="12pt" style:font-name-complex="Calibri1"/>
    </style:style>
    <style:style style:name="T15" style:family="text">
      <style:text-properties fo:color="#000000" fo:font-size="12pt" style:text-underline-style="none" fo:font-weight="bold" style:font-size-asian="12pt" style:font-weight-asian="bold" style:font-name-complex="Calibri1"/>
    </style:style>
    <style:style style:name="T16" style:family="text">
      <style:text-properties fo:color="#000000" fo:font-size="12pt" fo:font-weight="normal" style:font-size-asian="12pt" style:font-weight-asian="normal" style:font-name-complex="Calibri1" style:font-weight-complex="normal"/>
    </style:style>
    <style:style style:name="T17" style:family="text">
      <style:text-properties fo:font-weight="bold" style:font-weight-asian="bold"/>
    </style:style>
    <style:style style:name="T18" style:family="text">
      <style:text-properties fo:font-weight="normal" style:font-weight-asian="normal" style:font-weight-complex="normal"/>
    </style:style>
    <style:style style:name="T19" style:family="text">
      <style:text-properties officeooo:rsid="000030e7" style:font-size-complex="12pt"/>
    </style:style>
    <style:style style:name="T20" style:family="text">
      <style:text-properties style:font-name="Calibri" style:font-name-complex="Calibri1"/>
    </style:style>
    <style:style style:name="T21" style:family="text">
      <style:text-properties style:font-name="Calibri" fo:font-weight="bold" style:font-weight-asian="bold"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tern utilizzati</text:p>
      <text:p text:style-name="P3">Facendo riferimento al sito abbiamo considerato diversi design pattern che potenzialmente useremo per il nostro sistema, per ognuno di essi è allegata una breve descrizione.</text:p>
      <text:p text:style-name="Standard"/>
      <text:p text:style-name="Standard"/>
      <text:p text:style-name="Standard"/>
      <text:list xml:id="list2660167758" text:style-name="WWNum8">
        <text:list-item>
          <text:p text:style-name="P15"><text:span text:style-name="T11">Error pages: </text:span><text:span text:style-name="T13">usato per comunicare all’utente che si è verificato un errore in qualche azioni.</text:span></text:p>
        </text:list-item>
      </text:list>
      <text:p text:style-name="Standard"/>
      <text:p text:style-name="Standard"/>
      <text:list xml:id="list105641924909452" text:continue-numbering="true" text:style-name="WWNum8">
        <text:list-item>
          <text:p text:style-name="P15"><text:a xlink:type="simple" xlink:href="http://ui-patterns.com/patterns/inline-hints/examples" text:style-name="Internet_20_link" text:visited-style-name="Visited_20_Internet_20_Link"><text:span text:style-name="T15">Inline Hints</text:span></text:a><text:span text:style-name="T11">: </text:span><text:span text:style-name="T13">nelle caselle da compilare ci avvaliamo di questo pattern per far comprendere all’utente che deve inserire un determinato dato in quello spazio.</text:span></text:p>
        </text:list-item>
      </text:list>
      <text:p text:style-name="Standard"/>
      <text:p text:style-name="Standard"/>
      <text:list xml:id="list105642768617234" text:continue-numbering="true" text:style-name="WWNum8">
        <text:list-item>
          <text:p text:style-name="P15"><text:span text:style-name="T11">Navigation Tabs: </text:span><text:span text:style-name="T13">usato per il menù principale dal quale è possibile raggiungere ogni pagina del sito.</text:span></text:p>
        </text:list-item>
      </text:list>
      <text:p text:style-name="Standard"/>
      <text:p text:style-name="Standard"/>
      <text:list xml:id="list105641624762876" text:continue-numbering="true" text:style-name="WWNum8">
        <text:list-item>
          <text:p text:style-name="P15"><text:span text:style-name="T11">Home Link: </text:span><text:span text:style-name="T13">pattern utilizzato per raggiungere in qualsiasi momento la pagina principale del sito.</text:span></text:p>
        </text:list-item>
      </text:list>
      <text:p text:style-name="Standard"/>
      <text:p text:style-name="Standard"/>
      <text:list xml:id="list105643221191873" text:continue-numbering="true" text:style-name="WWNum8">
        <text:list-item>
          <text:p text:style-name="P29"><text:a xlink:type="simple" xlink:href="http://ui-patterns.com/patterns/categorization/examples" text:style-name="Internet_20_link" text:visited-style-name="Visited_20_Internet_20_Link"><text:span text:style-name="T15">Categorization</text:span></text:a><text:span text:style-name="T11">: </text:span><text:span text:style-name="T13">utilizziamo questo pattern per dividere le sezioni del sito per categorie.</text:span></text:p>
        </text:list-item>
      </text:list>
      <text:p text:style-name="P31"/>
      <text:p text:style-name="P31"/>
      <text:list xml:id="list105641538005105" text:continue-numbering="true" text:style-name="WWNum8">
        <text:list-item>
          <text:p text:style-name="P15"><text:span text:style-name="T11">Slideshow: </text:span><text:span text:style-name="T13">la slide mostrata nella pagina principale che mette al corrente l’utente delle eventuali </text:span><text:span text:style-name="T14">informaxioni riguardanti il sito.</text:span></text:p>
        </text:list-item>
      </text:list>
      <text:p text:style-name="P16"/>
      <text:p text:style-name="P16"/>
      <text:list xml:id="list105642546063388" text:continue-numbering="true" text:style-name="WWNum8">
        <text:list-item>
          <text:p text:style-name="P15"><text:span text:style-name="T11">Social Prof: </text:span><text:span text:style-name="T13">pattern utilizzato per i collegamenti ai vari social a cui è affiliato il sito web.</text:span></text:p>
        </text:list-item>
      </text:list>
      <text:p text:style-name="P16"/>
      <text:p text:style-name="P16"/>
      <text:list xml:id="list105642626415894" text:continue-numbering="true" text:style-name="WWNum8">
        <text:list-item>
          <text:p text:style-name="P20"><text:span text:style-name="T12">Article page: </text:span><text:span text:style-name="T13">pattern utilizzato per visualizzare news/articoli dei quali si è interessati.</text:span></text:p>
          <text:p text:style-name="P17"/>
        </text:list-item>
      </text:list>
      <text:p text:style-name="P18"/>
      <text:list xml:id="list105643168990190" text:continue-numbering="true" text:style-name="WWNum8">
        <text:list-item>
          <text:p text:style-name="P21"><text:span text:style-name="T13">Articles view: </text:span><text:span text:style-name="T16">pagina nella quale sono presenti tutti gli articoli.</text:span></text:p>
        </text:list-item>
      </text:list>
      <text:p text:style-name="P19"/>
      <text:p text:style-name="P19"/>
      <text:list xml:id="list105643224194989" text:continue-numbering="true" text:style-name="WWNum8">
        <text:list-item>
          <text:p text:style-name="P21"><text:span text:style-name="T13">Forum secton: </text:span><text:span text:style-name="T16">pagina dalla quale l’utente potrà raggiumhere il forum vollegato al sito.</text:span></text:p>
        </text:list-item>
      </text:list>
      <text:p text:style-name="P19"/>
      <text:p text:style-name="P19"/>
      <text:list xml:id="list105642107777995" text:continue-numbering="true" text:style-name="WWNum8">
        <text:list-item>
          <text:p text:style-name="P21"><text:span text:style-name="T13">Article edit: </text:span><text:span text:style-name="T16">pagina dalla quale è possibile vreare/modificare un proprio articolo per poi pubblicarlo sul sito.</text:span></text:p>
        </text:list-item>
      </text:list>
      <text:p text:style-name="P19"/>
      <text:p text:style-name="P19"/>
      <text:list xml:id="list105643009615102" text:continue-numbering="true" text:style-name="WWNum8">
        <text:list-item>
          <text:p text:style-name="P21"><text:span text:style-name="T13">User page: </text:span><text:span text:style-name="T16">pagina utilizzata dall’utente per poter visionare/modificare il proprio profilo, ed accedere ai propri articoli.</text:span></text:p>
        </text:list-item>
      </text:list>
      <text:p text:style-name="P19"/>
      <text:p text:style-name="P19"/>
      <text:list xml:id="list105641274315872" text:continue-numbering="true" text:style-name="WWNum8">
        <text:list-item>
          <text:p text:style-name="P21"><text:span text:style-name="T13">Search form: </text:span><text:span text:style-name="T16">pattern utilizzato e presemte su ogni pagina per poter ricercare un articolo.</text:span></text:p>
        </text:list-item>
      </text:list>
      <text:p text:style-name="P19"/>
      <text:p text:style-name="P19"/>
      <text:p text:style-name="P19"/>
      <text:p text:style-name="Standard"><text:soft-page-break/></text:p>
      <text:p text:style-name="Standard"/>
      <text:p text:style-name="Standard"/>
      <text:p text:style-name="Standard"/>
      <text:p text:style-name="P13"><text:span text:style-name="T10">R</text:span>elazione sulla tecnica di valutazione del design che avete adottato per valutare</text:p>
      <text:p text:style-name="P13">l’usabilità del sistema rispetto ai task e agli scenari d’uso e sulle iterazioni che si</text:p>
      <text:p text:style-name="P12">sono rese necessarie prima di arrivare ai paper sketch finali.</text:p>
      <text:p text:style-name="P10"/>
      <text:p text:style-name="P11">Come tecnica di valutazione del design abbiamo scelto il Cognitive Walkthrough (Sondaggio cognitivo), che valuta quanto il design supporti l'utente nell'apprendimento dei task.</text:p>
      <text:p text:style-name="P11">Per ogni task viene specificata la lista completa delle azioni necessarie per completarlo utilizzando il prototipo.</text:p>
      <text:p text:style-name="P4">Inoltre, per una miglior resa della valutazione, per ogni task, verrà richiesto di rispondere alle seguenti domande:</text:p>
      <text:list xml:id="list2669761046" text:style-name="WWNum9">
        <text:list-item>
          <text:p text:style-name="P32">L’utente tenterà di produrre l’effetto che produce l’azione?</text:p>
        </text:list-item>
        <text:list-item>
          <text:p text:style-name="P32">L’utente noterà che è disponibile sull’interfaccia la corretta azione da eseguire per raggiungere l’obiettivo del compito?</text:p>
        </text:list-item>
        <text:list-item>
          <text:p text:style-name="P32">Se l’utente troverà l’azione corretta sull’interfaccia, saprà che è quella giusta per ottenere l’effetto che sta tentando di produrre?</text:p>
        </text:list-item>
        <text:list-item>
          <text:p text:style-name="P22">Una volta eseguita l’azione, l’utente comprenderà il feedback che ottiene? Assocerà il risultato dell’azione con il conseguimento dell’obiettivo?</text:p>
        </text:list-item>
      </text:list>
      <text:p text:style-name="P4"/>
      <text:p text:style-name="P4"/>
      <text:p text:style-name="P4"/>
      <text:p text:style-name="P4"/>
      <text:p text:style-name="P4"><text:span text:style-name="T4">Task</text:span><text:span text:style-name="T1">: </text:span><text:span text:style-name="T19">Bullismo page</text:span></text:p>
      <text:p text:style-name="P1"><text:span text:style-name="T4">Azione:</text:span><text:span text:style-name="T1"> Premere la voce “</text:span><text:span text:style-name="T3">Bullism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voce “<text:span text:style-name="T10">Bullismo”</text:span> è visibile sul <text:span text:style-name="T10">menu’.</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Bullismo</text:span>” l’interfaccia mostrerà tutte le informazioni sul <text:span text:style-name="T10">Bullismo con relativo titolo in alto nella pagina che richiama la voce premuta nel menu’.</text:span></text:p>
      <text:p text:style-name="P5"/>
      <text:p text:style-name="P5"/>
      <text:p text:style-name="P5"/>
      <text:p text:style-name="P5"/>
      <text:p text:style-name="P5"/>
      <text:p text:style-name="P5"><text:span text:style-name="T4">Task</text:span><text:span text:style-name="T1">: </text:span><text:span text:style-name="T10">CyberBullismo page</text:span></text:p>
      <text:p text:style-name="P1"><text:span text:style-name="T4">Azione:</text:span><text:span text:style-name="T1"> Premere la voce “</text:span><text:span text:style-name="T3">CyberBullism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text:soft-page-break/>La voce “<text:span text:style-name="T10">CyberBullismo</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CyberBullismo</text:span>” l’interfaccia mostrerà tutte le informazioni sul <text:span text:style-name="T10">CyberBullismo con relativo titolo in alto nella pagina che richiama la voce premuta nel menu’.</text:span></text:p>
      <text:p text:style-name="P5"/>
      <text:p text:style-name="P5"/>
      <text:p text:style-name="P5"/>
      <text:p text:style-name="P5"><text:span text:style-name="T4">Task</text:span><text:span text:style-name="T1">: </text:span><text:span text:style-name="T10">Chiedi Aiuto page</text:span></text:p>
      <text:p text:style-name="P1"><text:span text:style-name="T4">Azione</text:span><text:span text:style-name="T6">:</text:span><text:span text:style-name="T1"> Premere la voce “</text:span><text:span text:style-name="T3">Chiedi aiut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voce “<text:span text:style-name="T10">Chiedi aiuto”</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Chiedi aiuto</text:span>” l’interfaccia mostrerà tutt<text:span text:style-name="T10">i gli articoli scritti e con una voce presente nella pagina in forma di bottone con un teso chiaro che esplicita la funzione di poter scrivere una propria storia, l’utente avrà la possibilità di scrivere la propria storia.</text:span></text:p>
      <text:p text:style-name="P5"/>
      <text:p text:style-name="P5"/>
      <text:p text:style-name="P7"><text:span text:style-name="T17">Task: </text:span><text:span text:style-name="T18">ricerca</text:span></text:p>
      <text:p text:style-name="P1"><text:span text:style-name="T4">Azione</text:span><text:span text:style-name="T6">: </text:span><text:span text:style-name="T9">seleziona la barra di ricerca in alto nella pagina , e inizia a digitare parole chiavi per trovare un dato articolo.</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text:span text:style-name="T10">Search bar è presente in ogni pagina eccetto registrazione login e profilo utente.</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text:span text:style-name="T10">na volta premuto il tasto invio o una volta còiccato il pulsante ricerca,</text:span> l’interfaccia mostrerà tutte le informazioni sul<text:span text:style-name="T10">l’articolo relativo alle parole chiave inserite.</text:span></text:p>
      <text:p text:style-name="P5"/>
      <text:p text:style-name="P5"/>
      <text:p text:style-name="P5"/>
      <text:p text:style-name="P5"><text:soft-page-break/></text:p>
      <text:p text:style-name="P5"><text:span text:style-name="T4">Task</text:span><text:span text:style-name="T1">: </text:span><text:span text:style-name="T10">Gestione articoli</text:span></text:p>
      <text:p text:style-name="P1"><text:span text:style-name="T4">Azione</text:span><text:span text:style-name="T6"> A: </text:span><text:span text:style-name="T9">nella pagina “chiedi aiuto” l’utente clicca il bottone “scrivi la tu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text:span text:style-name="T10">Il bottone “scrivi la rua storia</text:span>” è visibile s<text:span text:style-name="T10">ulla pagina.</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text:span text:style-name="T10">premuto il bottone</text:span> “<text:span text:style-name="T10">scrivi la tua storia</text:span>” l’interfaccia mostrerà <text:span text:style-name="T10">il form relativo per la scrittura corretta di una propria storia.</text:span></text:p>
      <text:p text:style-name="P5"/>
      <text:p text:style-name="P5"/>
      <text:p text:style-name="P25"/>
      <text:p text:style-name="P1"><text:span text:style-name="T4">Azione </text:span><text:span text:style-name="T6">B: </text:span><text:span text:style-name="T9">modifica della propri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voce “<text:span text:style-name="T10">Modifica” è presemte nella pagima del proprio profilo sotto l’elenco delle storie scritte.</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modifica” l’utente avrà avanti a se il proprio articolo scritto e la possobilità , tramite form relativo, di modificare le varie parti.</text:span></text:p>
      <text:p text:style-name="P5"/>
      <text:p text:style-name="P5"/>
      <text:p text:style-name="P5"/>
      <text:p text:style-name="P25"/>
      <text:p text:style-name="P1"><text:span text:style-name="T4">Azione </text:span><text:span text:style-name="T6">C: </text:span><text:span text:style-name="T9">cancellazione della propri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7">Il bottone “cancella” storia è raggiungibile tramite il profilo utente ,sotto l’elenco delle proprie storie</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text:span text:style-name="T10">cliccato il bottone “cancella</text:span>” l’interfaccia mostrerà <text:span text:style-name="T10">una finestra dalla quale è possibile confermare o annullare l’operazione; una volta </text:span><text:soft-page-break/><text:span text:style-name="T10">confermata l’utente potrà vedere la comferma dell’avvenuta cancellazione grazie a una finestra dialogo che comfermerà l’avvenuta cancellazione.</text:span></text:p>
      <text:p text:style-name="P5"/>
      <text:p text:style-name="P25"/>
      <text:p text:style-name="P25"/>
      <text:p text:style-name="P25"/>
      <text:p text:style-name="P25"/>
      <text:p text:style-name="P1"><text:span text:style-name="T4">Task: </text:span><text:span text:style-name="T6">Visualizza Profilo</text:span></text:p>
      <text:p text:style-name="P1"><text:span text:style-name="T4">Azione:</text:span><text:span text:style-name="T1"> Premere la voce “</text:span><text:span text:style-name="T3">Profil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voce “<text:span text:style-name="T10">Profilo</text:span>” è visibile sul <text:span text:style-name="T10">nav menu’.</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Profilo</text:span>” l’interfaccia mostrerà tutte le informazioni s<text:span text:style-name="T10">ul proprio profilo.</text:span></text:p>
      <text:p text:style-name="P5"/>
      <text:p text:style-name="P5"/>
      <text:p text:style-name="P5"/>
      <text:p text:style-name="P5"><text:span text:style-name="T4">Task</text:span><text:span text:style-name="T1">: </text:span><text:span text:style-name="T10">Forum</text:span></text:p>
      <text:p text:style-name="P1"><text:span text:style-name="T4">Azione:</text:span><text:span text:style-name="T1"> Premere la voce “</text:span><text:span text:style-name="T3">Forum</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8">.</text:span></text:p>
      <text:p text:style-name="P1"><text:span text:style-name="T5">Domanda 2: </text:span><text:span text:style-name="T4">L’utente noterà che è disponibile sull’interfaccia la corretta azione da eseguire per raggiungere l’obiettivo del compito?</text:span></text:p>
      <text:p text:style-name="P5">La voce “<text:span text:style-name="T10">Forum”</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6">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5">Si, il feedback ottenuto è chiaro, infatti una volta selezionata la voce “<text:span text:style-name="T10">forum</text:span>” <text:span text:style-name="T10">l’utente sarà reindirizzato a una nuova pagima contenente l’interfaccia del forum.</text:span></text:p>
      <text:p text:style-name="P5"/>
      <text:p text:style-name="P5"/>
      <text:p text:style-name="P5"/>
      <text:p text:style-name="P5"/>
      <text:p text:style-name="P26">Relazione sul testing di usabilità che avete effettuato con gli utenti</text:p>
      <text:p text:style-name="P8"/>
      <text:p text:style-name="P5">Per lo sviluppo dell'analisi dell'usabilità e dell'accessibilità analizziamo i principi di usabilità:</text:p>
      <text:p text:style-name="P25">Principi di usabilità:</text:p>
      <text:list xml:id="list2962370429" text:style-name="WWNum10">
        <text:list-item>
          <text:p text:style-name="P30"><text:span text:style-name="T7">Apprendibilità</text:span><text:span text:style-name="T4"> (learnability)</text:span></text:p>
        </text:list-item>
      </text:list>
      <text:p text:style-name="P1"><text:span text:style-name="T1">- </text:span><text:span text:style-name="T4">Predicibilità</text:span><text:span text:style-name="T1">: determinare l'effetto di azioni future sulla base dell'interazione precedente. Le azioni che l'utente effettua sul sistema vengono fatte in modo sequenziale, ogni azione si compone </text:span><text:soft-page-break/><text:span text:style-name="T1">di più passaggi svolti in modo incrementale, il tester a questo punto è capace di intuire lo stato successivo del sistema, che esso sia positivo o meno.</text:span></text:p>
      <text:p text:style-name="P1"><text:span text:style-name="T1">- </text:span><text:span text:style-name="T4">Sintetizzabilità</text:span><text:span text:style-name="T1">: assestare l'effetto di azioni passate, onestà immediata e ritardata del sistema interattivo. Nel nostro caso parliamo di onestà immediata, ogni azione compiuta dal sistema viene riportata all'utente in tempo reale. </text:span></text:p>
      <text:p text:style-name="Default"><text:span text:style-name="T20">- </text:span><text:span text:style-name="T21">Familiarità</text:span><text:span text:style-name="T20">: l'interfaccia è stata progettata in modo da risultare simile a sistemi già esistenti.</text:span></text:p>
      <text:p text:style-name="P9"/>
      <text:p text:style-name="P1"><text:span text:style-name="T1">- </text:span><text:span text:style-name="T4">Generalizzabilità</text:span><text:span text:style-name="T1">: estendere la conoscenza specifica di interazione a nuove situazioni; tutte le situazioni di utilizzo del sistema seguono le stesse linee di interazione e mantengono una somiglianza con i sistemi di interazione più conosciuti. I tester non hanno avuto difficoltà nell'identificazione delle azioni da eseguire e si sono facilmente adattati al sistema.</text:span></text:p>
      <text:p text:style-name="P5"/>
      <text:list xml:id="list105642775140360" text:continue-numbering="true" text:style-name="WWNum10">
        <text:list-item>
          <text:p text:style-name="P33">Flessibilità</text:p>
        </text:list-item>
      </text:list>
      <text:p text:style-name="P1"><text:span text:style-name="T1">- </text:span><text:span text:style-name="T4">Multithreading</text:span><text:span text:style-name="T1">: Il nostro software non supporta il multithreading. L’utente infatti non può eseguire diversi task contemporaneamente, nella tipologia di implementazione che andiamo a progettare l'utente non necessita di fare multithreading.</text:span></text:p>
      <text:p text:style-name="P1"><text:span text:style-name="T1">- </text:span><text:span text:style-name="T4">Personalizzazione</text:span><text:span text:style-name="T1">: Non è possibile personalizzare il sistema.</text:span></text:p>
      <text:p text:style-name="P1"><text:span text:style-name="T1">- </text:span><text:span text:style-name="T4">Migrabilità di un task</text:span><text:span text:style-name="T1">: Il sistema si occupa di verificare la correttezza delle credenziali e la loro validità.</text:span></text:p>
      <text:p text:style-name="P5"/>
      <text:list xml:id="list105642894789976" text:continue-numbering="true" text:style-name="WWNum10">
        <text:list-item>
          <text:p text:style-name="P33">Robustezza</text:p>
        </text:list-item>
      </text:list>
      <text:p text:style-name="P1"><text:span text:style-name="T1">- </text:span><text:span text:style-name="T4">Osservabilità</text:span><text:span text:style-name="T1">: tutte le informazioni relative allo stato del sistema sono chiaramente visibili, è altamente improbabile che l’utente si trovi in situazioni di confusione causate da un disorientamento del sistema, ogni sezione è accuratamente dettagliata e fornisce istruzioni per procedere o tornare indietro, tutte le sezioni sono accompagnate da indicazioni o altri strumenti che permettono una chiara comprensione di ciò che si sta facendo.</text:span></text:p>
      <text:p text:style-name="P5"/>
      <text:p text:style-name="P1"><text:span text:style-name="T1">- </text:span><text:span text:style-name="T4">Recuperabilità</text:span><text:span text:style-name="T1">: il sistema è stato progettato per poter raggiungere l’obiettivo desiderato anche dopo un errore fornendo messaggi e servizi di assistenza che aiutano l’utente nel raggiungimento del suo scopo. Sono previste anche delle scelte per tornare allo stato precedente del sistema.</text:span></text:p>
      <text:p text:style-name="P1"><text:span text:style-name="T1">- </text:span><text:span text:style-name="T4">Velocità di risposta</text:span><text:span text:style-name="T1">: il sistema risponde in tempi brevissimi ad ogni input dell’utente.</text:span></text:p>
      <text:p text:style-name="P1"><text:span text:style-name="T1">- </text:span><text:span text:style-name="T4">Conformità dei task</text:span><text:span text:style-name="T1">: il sistema supporta tutti i possibili task che l’utente dovrebbe poter eseguire e le relative risposte sono precise e adeguate.</text:span></text:p>
      <text:p text:style-name="P5"/>
      <text:p text:style-name="P27">Relazione sulla valutazione euristica</text:p>
      <text:p text:style-name="P23">La valutazione euristica è stata condotta in base alle 10 regole euristiche di Nielsen.</text:p>
      <text:list xml:id="list252945517" text:style-name="WWNum13">
        <text:list-item>
          <text:p text:style-name="P34">Visibilità dello stato del sistema</text:p>
        </text:list-item>
      </text:list>
      <text:p text:style-name="P14">Per ogni azione il sistema risponde con un feedback, chiaro, preciso e in tempi brevissimi, all’utente; infatti il sistema mantiene gli utenti informati sullo stato delle loro azioni.</text:p>
      <text:list xml:id="list105642803270426" text:continue-numbering="true" text:style-name="WWNum13">
        <text:list-item>
          <text:p text:style-name="P34">Corrispondenza tra il mondo del sistema e quello reale</text:p>
        </text:list-item>
      </text:list>
      <text:p text:style-name="P14">Il sistema usa un linguaggio semplice e familiare all’utente. I link e i pulsanti hanno etichette appropriate (es. il carrello per l’acquisto, la mappa per la ricerca dei locali in zona ecc).</text:p>
      <text:list xml:id="list105642753110301" text:continue-numbering="true" text:style-name="WWNum13">
        <text:list-item>
          <text:p text:style-name="P34">Controllo da parte dell’utente e sua libertà</text:p>
        </text:list-item>
      </text:list>
      <text:p text:style-name="P14">Le modifiche dello stato del sistema dipendono solo dalle azioni eseguite dall’utente. Esso non è soggetto a procedure costrittive ma è libero di muoversi nel sistema, l’apertura di pagine non inerenti al contesto è altamente improbabile, tuttavia il sistema non permette comandi rapidi, poiché le azioni possibili sono semplici e chiare.</text:p>
      <text:list xml:id="list105642643414207" text:continue-numbering="true" text:style-name="WWNum13">
        <text:list-item>
          <text:p text:style-name="P34">Consistenza e standard</text:p>
        </text:list-item>
      </text:list>
      <text:p text:style-name="P14">Le operazioni simili tra di loro sono effettuate sempre con lo stesso tipo di azioni, il sistema offre familiarità e riporta gli elementi più significativi in ogni pagina del sistema. </text:p>
      <text:list xml:id="list105642974843720" text:continue-numbering="true" text:style-name="WWNum13">
        <text:list-item>
          <text:p text:style-name="P34"><text:soft-page-break/>Prevenzione degli errori</text:p>
        </text:list-item>
      </text:list>
      <text:p text:style-name="P14">Il sistema è stato progettato in modo da guidare l’utente in ogni task al fine che esso non cadi in situazioni critiche o in errore. In caso di quest’ultimo sono previste delle scorciatoie di uscita, inoltre sono forniti strumenti di supporto.</text:p>
      <text:list xml:id="list105642096476098" text:continue-numbering="true" text:style-name="WWNum13">
        <text:list-item>
          <text:p text:style-name="P34">Riconoscimento piuttosto che ricordo</text:p>
        </text:list-item>
      </text:list>
      <text:p text:style-name="P14">Il sistema è semplice e schematico, l’uso di esso è alla portata anche degli utenti meno esperti e garantisce un’interfaccia intuitiva. </text:p>
      <text:list xml:id="list105642734246359" text:continue-numbering="true" text:style-name="WWNum13">
        <text:list-item>
          <text:p text:style-name="P34">Flessibilità ed efficienza di utilizzo</text:p>
        </text:list-item>
      </text:list>
      <text:p text:style-name="P14">Il sistema avvantaggia i meno esperti offrendo una navigazione gerarchica, per gli utenti più esperti non sono previste scorciatoie in quanto tutto è immediato e raggiungibile in pochi semplici passi.</text:p>
      <text:list xml:id="list105642363908858" text:continue-numbering="true" text:style-name="WWNum13">
        <text:list-item>
          <text:p text:style-name="P34">Design estetico e minimalista</text:p>
        </text:list-item>
      </text:list>
      <text:p text:style-name="P14">Le pagine danno risalto ai contenuti informativi evitando elementi irrilevanti o raramente usati, non vengono usati elementi di distrazione bensì di guida che aiutano l’utente nel procedere delle sue azioni.</text:p>
      <text:p text:style-name="P14"/>
      <text:p text:style-name="P14"/>
      <text:list xml:id="list105642789100087" text:continue-numbering="true" text:style-name="WWNum13">
        <text:list-item>
          <text:p text:style-name="P34">Aiutare gli utenti a riconoscere, diagnosticare e rimediare dagli errori</text:p>
        </text:list-item>
      </text:list>
      <text:p text:style-name="P14">Gli errori sono espressi in linguaggio comprensibile, sono evitati i codici che potrebbero creare confusione all’utente. I messaggi di errore sono chiari e precisi sul problema che si è riscontrato e offrono una soluzione immediata per porne rimedio.</text:p>
      <text:list xml:id="list105642213707350" text:continue-numbering="true" text:style-name="WWNum13">
        <text:list-item>
          <text:p text:style-name="P34">Aiuto e documentazione</text:p>
        </text:list-item>
      </text:list>
      <text:p text:style-name="P28">Nel sistema non è prevista della documentazione siccome le azioni non sono comples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loext:contextual-spacing="false" fo:line-height="100%"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4pt"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9:45:13.317000000</meta:creation-date>
    <dc:date>2018-12-05T10:56:32.647000000</dc:date>
    <meta:editing-duration>PT1H3M26S</meta:editing-duration>
    <meta:editing-cycles>2</meta:editing-cycles>
    <meta:generator>LibreOffice/6.1.3.2$Windows_x86 LibreOffice_project/86daf60bf00efa86ad547e59e09d6bb77c699acb</meta:generator>
    <meta:document-statistic meta:table-count="0" meta:image-count="0" meta:object-count="0" meta:page-count="7" meta:paragraph-count="153" meta:word-count="2634" meta:character-count="17906" meta:non-whitespace-character-count="15452"/>
  </office:meta>
</office:document-meta>
</file>